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65fd" officeooo:paragraph-rsid="001965fd"/>
    </style:style>
    <style:style style:name="P2" style:family="paragraph" style:parent-style-name="Standard">
      <style:text-properties officeooo:rsid="0019a6cc" officeooo:paragraph-rsid="0019a6cc"/>
    </style:style>
    <style:style style:name="P3" style:family="paragraph" style:parent-style-name="Standard">
      <style:text-properties officeooo:rsid="001abbac" officeooo:paragraph-rsid="001abb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bes- unseen with the naked eye</text:p>
      <text:p text:style-name="P1"/>
      <text:p text:style-name="P1">3.5 billion years dominated life</text:p>
      <text:p text:style-name="P1">1 percent known to science</text:p>
      <text:p text:style-name="P1">100 trillion microbes / 10 trillion cells</text:p>
      <text:p text:style-name="P1">protoza</text:p>
      <text:p text:style-name="P1">algae</text:p>
      <text:p text:style-name="P1">fungi </text:p>
      <text:p text:style-name="P1">bacteria</text:p>
      <text:p text:style-name="P1">virus – electron microscopes</text:p>
      <text:p text:style-name="P1">pathogens – disease causing agents</text:p>
      <text:p text:style-name="P1">child birth 25% mortality</text:p>
      <text:p text:style-name="P1">1928 alexander flemming – penicillin </text:p>
      <text:p text:style-name="P2">infectious diseases – anti-biotic resistance bacteria and virus</text:p>
      <text:p text:style-name="P2"/>
      <text:p text:style-name="P2">bacteria photosynthesis – sun to food source produce o2</text:p>
      <text:p text:style-name="P2">recycle nitrogen, carbon, sulfur, phosphorus, oxygen</text:p>
      <text:p text:style-name="P2">plants depend on microbes</text:p>
      <text:p text:style-name="P2">50% of oxygen we breathe comes from algae</text:p>
      <text:p text:style-name="P2"/>
      <text:p text:style-name="P2">nucleotides hold together DNA</text:p>
      <text:p text:style-name="P3">sar11 sarcasso gene 11 osu – goivononni</text:p>
      <text:p text:style-name="P3">bacterial plankton – one of the most abundant life forms on the planet</text:p>
      <text:p text:style-name="P3">important role in the food web of the ocean.</text:p>
      <text:p text:style-name="P3">Study microbes by growing them.</text:p>
      <text:p text:style-name="P3">99% of microbes will not grow with a spread plate</text:p>
      <text:p text:style-name="P3">hypothesis – it eats organic carbon – tempt it with a 1/1000 serving</text:p>
      <text:p text:style-name="P3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0:48:27.084000000</meta:creation-date>
    <dc:date>2017-07-02T11:17:35.538000000</dc:date>
    <meta:editing-duration>PT8M8S</meta:editing-duration>
    <meta:editing-cycles>1</meta:editing-cycles>
    <meta:document-statistic meta:table-count="0" meta:image-count="0" meta:object-count="0" meta:page-count="1" meta:paragraph-count="24" meta:word-count="132" meta:character-count="850" meta:non-whitespace-character-count="731"/>
    <meta:generator>LibreOffice/5.2.3.3$Windows_x86 LibreOffice_project/d54a8868f08a7b39642414cf2c8ef2f228f780cf</meta:generator>
  </office:meta>
</office:document-meta>
</file>